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  <style:text-properties officeooo:paragraph-rsid="004ca859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itle">
      <style:text-properties fo:font-size="32pt" officeooo:paragraph-rsid="001dc34f" style:font-size-asian="32pt" style:font-size-complex="3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Heading_20_1">
      <style:paragraph-properties fo:text-align="justify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4ca859"/>
    </style:style>
    <style:style style:name="P16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17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9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tandard">
      <style:paragraph-properties style:page-number="1" fo:break-before="page"/>
    </style:style>
    <style:style style:name="P2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44352" officeooo:paragraph-rsid="00744352"/>
    </style:style>
    <style:style style:name="P2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4352" officeooo:paragraph-rsid="00744352"/>
    </style:style>
    <style:style style:name="P2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44352" officeooo:paragraph-rsid="00744352"/>
    </style:style>
    <style:style style:name="P29" style:family="paragraph" style:parent-style-name="Standard">
      <style:text-properties style:font-name="Georgia" officeooo:rsid="003454c2" officeooo:paragraph-rsid="007f0b1f" style:font-name-asian="Georgia1" style:font-name-complex="Georgia1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1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78fc5e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7bb0d6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officeooo:rsid="0023ad53" officeooo:paragraph-rsid="007747f3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744352" officeooo:paragraph-rsid="00744352" style:font-name-asian="Georgia1" style:font-name-complex="Georgia1"/>
    </style:style>
    <style:style style:name="P41" style:family="paragraph" style:parent-style-name="Standard" style:list-style-name="L10">
      <style:paragraph-properties fo:text-align="justify" style:justify-single-word="false"/>
      <style:text-properties style:font-name="Georgia" officeooo:rsid="00744352" officeooo:paragraph-rsid="00744352" style:font-name-asian="Georgia1" style:font-name-complex="Georgia1"/>
    </style:style>
    <style:style style:name="P42" style:family="paragraph" style:parent-style-name="Standard" style:list-style-name="L11">
      <style:paragraph-properties fo:text-align="justify" style:justify-single-word="false"/>
      <style:text-properties style:font-name="Georgia" officeooo:rsid="007747f3" officeooo:paragraph-rsid="007747f3" style:font-name-asian="Georgia1" style:font-name-complex="Georgia1"/>
    </style:style>
    <style:style style:name="P43" style:family="paragraph" style:parent-style-name="Standard" style:list-style-name="L12">
      <style:paragraph-properties fo:text-align="justify" style:justify-single-word="false"/>
      <style:text-properties style:font-name="Georgia" officeooo:rsid="0078fc5e" officeooo:paragraph-rsid="0078fc5e" style:font-name-asian="Georgia1" style:font-name-complex="Georgia1"/>
    </style:style>
    <style:style style:name="P44" style:family="paragraph" style:parent-style-name="Standard" style:list-style-name="L13">
      <style:paragraph-properties fo:text-align="justify" style:justify-single-word="false"/>
      <style:text-properties style:font-name="Georgia" officeooo:rsid="0078fc5e" officeooo:paragraph-rsid="0078fc5e" style:font-name-asian="Georgia1" style:font-name-complex="Georgia1"/>
    </style:style>
    <style:style style:name="P45" style:family="paragraph" style:parent-style-name="Standard" style:list-style-name="L14">
      <style:paragraph-properties fo:text-align="justify" style:justify-single-word="false"/>
      <style:text-properties style:font-name="Georgia" officeooo:rsid="007919c3" officeooo:paragraph-rsid="007919c3" style:font-name-asian="Georgia1" style:font-name-complex="Georgia1"/>
    </style:style>
    <style:style style:name="P46" style:family="paragraph" style:parent-style-name="Standard" style:list-style-name="L14">
      <style:paragraph-properties fo:text-align="justify" style:justify-single-word="false"/>
      <style:text-properties style:font-name="Georgia" officeooo:rsid="0079569f" officeooo:paragraph-rsid="0079569f" style:font-name-asian="Georgia1" style:font-name-complex="Georgia1"/>
    </style:style>
    <style:style style:name="P47" style:family="paragraph" style:parent-style-name="Standard" style:list-style-name="L15">
      <style:paragraph-properties fo:text-align="justify" style:justify-single-word="false"/>
      <style:text-properties style:font-name="Georgia" officeooo:rsid="007a2f4e" officeooo:paragraph-rsid="0057208c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rsid="007d4291" officeooo:paragraph-rsid="007d4291" style:font-name-asian="Georgia1" style:font-name-complex="Georgia1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Georgia" officeooo:rsid="007d4291" officeooo:paragraph-rsid="0086fb49" style:font-name-asian="Georgia1" style:font-name-complex="Georgia1"/>
    </style:style>
    <style:style style:name="P50" style:family="paragraph" style:parent-style-name="Standard" style:list-style-name="L7">
      <style:paragraph-properties fo:text-align="justify" style:justify-single-word="false"/>
      <style:text-properties style:font-name="Georgia" officeooo:rsid="0080cf94" officeooo:paragraph-rsid="0086fb49" style:font-name-asian="Georgia1" style:font-name-complex="Georgia1"/>
    </style:style>
    <style:style style:name="P51" style:family="paragraph" style:parent-style-name="Standard" style:list-style-name="L6">
      <style:paragraph-properties fo:text-align="justify" style:justify-single-word="false"/>
      <style:text-properties style:font-name="Georgia" officeooo:rsid="00813e33" officeooo:paragraph-rsid="0086fb49" style:font-name-asian="Georgia1" style:font-name-complex="Georgia1"/>
    </style:style>
    <style:style style:name="P52" style:family="paragraph" style:parent-style-name="Standard" style:list-style-name="L7">
      <style:paragraph-properties fo:text-align="justify" style:justify-single-word="false"/>
      <style:text-properties style:font-name="Georgia" officeooo:rsid="00813e33" officeooo:paragraph-rsid="0086fb49" style:font-name-asian="Georgia1" style:font-name-complex="Georgia1"/>
    </style:style>
    <style:style style:name="P53" style:family="paragraph" style:parent-style-name="Standard" style:list-style-name="L6">
      <style:paragraph-properties fo:text-align="justify" style:justify-single-word="false"/>
      <style:text-properties style:font-name="Georgia" officeooo:rsid="00832b12" officeooo:paragraph-rsid="0086fb49" style:font-name-asian="Georgia1" style:font-name-complex="Georgia1"/>
    </style:style>
    <style:style style:name="P54" style:family="paragraph" style:parent-style-name="Standard" style:list-style-name="L6">
      <style:paragraph-properties fo:text-align="justify" style:justify-single-word="false"/>
      <style:text-properties style:font-name="Georgia" officeooo:rsid="00832b12" officeooo:paragraph-rsid="008ba6c8" style:font-name-asian="Georgia1" style:font-name-complex="Georgia1"/>
    </style:style>
    <style:style style:name="P55" style:family="paragraph" style:parent-style-name="Standard" style:list-style-name="L7">
      <style:paragraph-properties fo:text-align="justify" style:justify-single-word="false"/>
      <style:text-properties style:font-name="Georgia" officeooo:rsid="00832b12" officeooo:paragraph-rsid="0086fb49" style:font-name-asian="Georgia1" style:font-name-complex="Georgia1"/>
    </style:style>
    <style:style style:name="P56" style:family="paragraph" style:parent-style-name="Standard" style:list-style-name="L8">
      <style:paragraph-properties fo:text-align="justify" style:justify-single-word="false"/>
      <style:text-properties style:font-name="Georgia" officeooo:rsid="00849aa7" officeooo:paragraph-rsid="0086fb49" style:font-name-asian="Georgia1" style:font-name-complex="Georgia1"/>
    </style:style>
    <style:style style:name="P57" style:family="paragraph" style:parent-style-name="Standard" style:list-style-name="L5">
      <style:paragraph-properties fo:text-align="justify" style:justify-single-word="false"/>
      <style:text-properties style:font-name="Georgia" officeooo:rsid="00849aa7" officeooo:paragraph-rsid="0086fb49" style:font-name-asian="Georgia1" style:font-name-complex="Georgia1"/>
    </style:style>
    <style:style style:name="P58" style:family="paragraph" style:parent-style-name="Standard" style:list-style-name="L5">
      <style:paragraph-properties fo:text-align="justify" style:justify-single-word="false"/>
      <style:text-properties style:font-name="Georgia" officeooo:rsid="00849aa7" officeooo:paragraph-rsid="00881440" style:font-name-asian="Georgia1" style:font-name-complex="Georgia1"/>
    </style:style>
    <style:style style:name="P59" style:family="paragraph" style:parent-style-name="Standard" style:list-style-name="L9">
      <style:paragraph-properties fo:text-align="justify" style:justify-single-word="false"/>
      <style:text-properties style:font-name="Georgia" fo:font-weight="normal" officeooo:rsid="00744352" officeooo:paragraph-rsid="00744352" style:font-name-asian="Georgia1" style:font-weight-asian="normal" style:font-name-complex="Georgia1" style:font-weight-complex="normal"/>
    </style:style>
    <style:style style:name="P60" style:family="paragraph" style:parent-style-name="Standard" style:master-page-name="First_20_Page">
      <style:paragraph-properties fo:text-align="center" style:justify-single-word="false" style:page-number="auto"/>
    </style:style>
    <style:style style:name="P61" style:family="paragraph" style:parent-style-name="Standard" style:list-style-name="L16">
      <style:paragraph-properties fo:text-align="justify" style:justify-single-word="false"/>
      <style:text-properties officeooo:paragraph-rsid="007d4291"/>
    </style:style>
    <style:style style:name="P62" style:family="paragraph" style:parent-style-name="Standard" style:list-style-name="L16">
      <style:paragraph-properties fo:text-align="justify" style:justify-single-word="false"/>
      <style:text-properties officeooo:rsid="007d4291" officeooo:paragraph-rsid="007d429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44352" style:font-name-asian="Georgia1" style:font-name-complex="Georgia1"/>
    </style:style>
    <style:style style:name="T6" style:family="text">
      <style:text-properties style:font-name="Georgia" officeooo:rsid="007d4291" style:font-name-asian="Georgia1" style:font-name-complex="Georgia1"/>
    </style:style>
    <style:style style:name="T7" style:family="text">
      <style:text-properties officeooo:rsid="0033e01d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officeooo:rsid="001dc34f"/>
    </style:style>
    <style:style style:name="T11" style:family="text">
      <style:text-properties officeooo:rsid="003d08c6"/>
    </style:style>
    <style:style style:name="T12" style:family="text">
      <style:text-properties officeooo:rsid="003a0c7e"/>
    </style:style>
    <style:style style:name="T13" style:family="text">
      <style:text-properties officeooo:rsid="002ef8d0"/>
    </style:style>
    <style:style style:name="T14" style:family="text">
      <style:text-properties officeooo:rsid="0073d874"/>
    </style:style>
    <style:style style:name="T15" style:family="text">
      <style:text-properties officeooo:rsid="00756691"/>
    </style:style>
    <style:style style:name="T16" style:family="text">
      <style:text-properties officeooo:rsid="007747f3"/>
    </style:style>
    <style:style style:name="T17" style:family="text">
      <style:text-properties officeooo:rsid="0078fc5e"/>
    </style:style>
    <style:style style:name="T18" style:family="text">
      <style:text-properties officeooo:rsid="0079569f"/>
    </style:style>
    <style:style style:name="T19" style:family="text">
      <style:text-properties officeooo:rsid="007a2f4e"/>
    </style:style>
    <style:style style:name="T20" style:family="text">
      <style:text-properties officeooo:rsid="007bb0d6"/>
    </style:style>
    <style:style style:name="T21" style:family="text">
      <style:text-properties officeooo:rsid="007dbd58"/>
    </style:style>
    <style:style style:name="T22" style:family="text">
      <style:text-properties officeooo:rsid="007e0dcc"/>
    </style:style>
    <style:style style:name="T23" style:family="text">
      <style:text-properties officeooo:rsid="007e2add"/>
    </style:style>
    <style:style style:name="T24" style:family="text">
      <style:text-properties officeooo:rsid="007f0b1f"/>
    </style:style>
    <style:style style:name="T25" style:family="text">
      <style:text-properties officeooo:rsid="00813e33"/>
    </style:style>
    <style:style style:name="T26" style:family="text">
      <style:text-properties officeooo:rsid="00832b12"/>
    </style:style>
    <style:style style:name="T27" style:family="text">
      <style:text-properties officeooo:rsid="00850b83"/>
    </style:style>
    <style:style style:name="T28" style:family="text">
      <style:text-properties officeooo:rsid="0086fb49"/>
    </style:style>
    <style:style style:name="T29" style:family="text">
      <style:text-properties officeooo:rsid="00881440"/>
    </style:style>
    <style:style style:name="T30" style:family="text">
      <style:text-properties officeooo:rsid="008838a0"/>
    </style:style>
    <style:style style:name="T31" style:family="text">
      <style:text-properties officeooo:rsid="008ba6c8"/>
    </style:style>
    <style:style style:name="T32" style:family="text">
      <style:text-properties officeooo:rsid="008bb5ab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7">Compte-rendu de<text:line-break/>réunion - Avancement<text:line-break/>global </text:span></text:p>
      <text:p text:style-name="Standard"/>
      <text:p text:style-name="P11"><draw:frame draw:style-name="fr3" draw:name="image6.png" text:anchor-type="as-char" svg:y="-1.099cm" svg:width="10.601cm" svg:height="1.506cm" draw:z-index="8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5">01</text:span><text:span text:style-name="T1">/</text:span><text:span text:style-name="T5">03</text:span><text:span text:style-name="T1">/</text:span><text:span text:style-name="T3">2025</text:span></text:p>
      <text:p text:style-name="P2"/>
      <text:p text:style-name="P7">Membres présents :</text:p>
      <text:section text:style-name="Sect2" text:name="Section1">
        <text:list text:style-name="L1">
          <text:list-item>
            <text:p text:style-name="P30">Loïs ALLAIRE<text:tab/><text:tab/>NON</text:p>
          </text:list-item>
          <text:list-item>
            <text:p text:style-name="P30">Hugo CLAMOND<text:tab/>OUI</text:p>
          </text:list-item>
          <text:list-item>
            <text:p text:style-name="P30">Axel MOURILLON<text:tab/>OUI</text:p>
          </text:list-item>
          <text:list-item>
            <text:p text:style-name="P30">Arthur YANG<text:tab/><text:tab/>OUI</text:p>
          </text:list-item>
        </text:list>
      </text:section>
      <text:p text:style-name="P13"/>
      <text:section text:style-name="Sect2" text:name="Section2">
        <text:p text:style-name="P15"><draw:frame draw:style-name="fr2" draw:name="Image2" text:anchor-type="as-char" svg:y="-0.728cm" svg:width="5.89cm" svg:height="1.669cm" draw:z-index="9"><draw:image xlink:href="Pictures/10000001000001F50000008E5E7BEE69BAE74E54.png" xlink:type="simple" xlink:show="embed" xlink:actuate="onLoad" draw:mime-type="image/png"/></draw:frame></text:p>
        <text:p text:style-name="P10"><draw:frame draw:style-name="fr1" draw:name="Image3" text:anchor-type="as-char" svg:y="-0.466cm" svg:width="6.246cm" svg:height="1.725cm" draw:z-index="10"><draw:image xlink:href="Pictures/10000001000002030000007F431994E204D99CAF.png" xlink:type="simple" xlink:show="embed" xlink:actuate="onLoad" draw:mime-type="image/png"/></draw:frame></text:p>
      </text:section>
      <text:p text:style-name="P16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5">Table des matières</text:p>
          </text:index-title>
          <text:p text:style-name="P23"><text:a xlink:type="simple" xlink:href="#__RefHeading___Toc397_377169772" text:style-name="Index_20_Link" text:visited-style-name="Index_20_Link">Table des figures<text:tab/>1</text:a></text:p>
          <text:p text:style-name="P23"><text:a xlink:type="simple" xlink:href="#__RefHeading___Toc395_377169772" text:style-name="Index_20_Link" text:visited-style-name="Index_20_Link">I. Avancement global<text:tab/>2</text:a></text:p>
          <text:p text:style-name="P24"><text:a xlink:type="simple" xlink:href="#__RefHeading___Toc399_377169772" text:style-name="Index_20_Link" text:visited-style-name="Index_20_Link">A) Technique<text:tab/>2</text:a></text:p>
          <text:p text:style-name="P24"><text:a xlink:type="simple" xlink:href="#__RefHeading___Toc399_377169772%20Copie%201" text:style-name="Index_20_Link" text:visited-style-name="Index_20_Link">B) Autres<text:tab/>2</text:a></text:p>
          <text:p text:style-name="P23"><text:a xlink:type="simple" xlink:href="#__RefHeading___Toc395_377169772%20Copie%202%20Copie%202" text:style-name="Index_20_Link" text:visited-style-name="Index_20_Link">Prochaine réunion<text:tab/>3</text:a></text:p>
          <text:p text:style-name="P24"><text:a xlink:type="simple" xlink:href="#__RefHeading___Toc399_377169772%20Copie%202%20Copie%202" text:style-name="Index_20_Link" text:visited-style-name="Index_20_Link">Date<text:tab/>3</text:a></text:p>
          <text:p text:style-name="P24"><text:a xlink:type="simple" xlink:href="#__RefHeading___Toc552_377169772%20Copie%201%20Copie%202" text:style-name="Index_20_Link" text:visited-style-name="Index_20_Link">Ordre du jour<text:tab/>3</text:a></text:p>
          <text:p text:style-name="P24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2"/>
      <text:p text:style-name="P2"/>
      <text:p text:style-name="P2"/>
      <text:list text:style-name="L2">
        <text:list-item>
          <text:p text:style-name="P26"><text:bookmark-start text:name="__RefHeading___Toc395_377169772"/>Avancement global<text:bookmark-end text:name="__RefHeading___Toc395_377169772"/></text:p>
        </text:list-item>
      </text:list>
      <text:p text:style-name="P3"/>
      <text:list xml:id="list3035102626" text:style-name="L3">
        <text:list-item>
          <text:p text:style-name="P27"><text:bookmark-start text:name="__RefHeading___Toc399_377169772"/>Technique<text:bookmark-end text:name="__RefHeading___Toc399_377169772"/></text:p>
        </text:list-item>
      </text:list>
      <text:p text:style-name="P3"/>
      <text:p text:style-name="P38">Renforce<text:span text:style-name="T16">ment du</text:span> filtrage du trafic sur le pare-feu / préparer un diagramme des flux</text:p>
      <text:list xml:id="list673390704" text:style-name="L10">
        <text:list-item>
          <text:p text:style-name="P41">Pas de changement</text:p>
        </text:list-item>
        <text:list-item>
          <text:p text:style-name="P41">Documents de préparation pour changements des règles de pare-feu</text:p>
        </text:list-item>
        <text:list-item>
          <text:p text:style-name="P41">Diagramme des flux : en cours <text:span text:style-name="T15">de préparation</text:span></text:p>
        </text:list-item>
      </text:list>
      <text:p text:style-name="P38"/>
      <text:p text:style-name="P39">Intégr<text:span text:style-name="T16">ation d’</text:span>un rapport de l'état du volume du NAS <text:span text:style-name="T16">dans un </text:span>mail <text:span text:style-name="T16">(</text:span>hebdomadaire<text:span text:style-name="T16">)</text:span> </text:p>
      <text:list xml:id="list3404397415" text:style-name="L11">
        <text:list-item>
          <text:p text:style-name="P42">Script récupérant les infos et les envoyant par mail</text:p>
        </text:list-item>
        <text:list-item>
          <text:p text:style-name="P42">Tâche planifié de run du script</text:p>
        </text:list-item>
        <text:list-item>
          <text:p text:style-name="P42">Bonne base à peaufiner au fur et à mesure</text:p>
        </text:list-item>
      </text:list>
      <text:p text:style-name="P4"/>
      <text:p text:style-name="P4">Déployer le reverse proxy / WAF (ne faire qu'un seul conteneur "SRV-PROXY-AARD") et installer le service de proxy sans le configurer</text:p>
      <text:list text:style-name="L12">
        <text:list-item>
          <text:p text:style-name="P43">Pas fait ⇒ Assigner à Loïs alors qu’en vacances</text:p>
        </text:list-item>
      </text:list>
      <text:p text:style-name="P34"/>
      <text:p text:style-name="P34"><text:span text:style-name="T17">Préparer de</text:span>s rapports des jobs de sauvegarde <text:span text:style-name="T17">et les envoyer par </text:span>mail :</text:p>
      <text:list xml:id="list4213281000" text:style-name="L13">
        <text:list-item>
          <text:p text:style-name="P44">Fait</text:p>
        </text:list-item>
        <text:list-item>
          <text:p text:style-name="P44">Configurer pour marquer comme lu si OK, et configure un suivi si NOK</text:p>
        </text:list-item>
      </text:list>
      <text:p text:style-name="P4"/>
      <text:p text:style-name="P4">Intégrer le TOTP <text:span text:style-name="T18">(MFA) </text:span>sur le bastion</text:p>
      <text:list xml:id="list3862039164" text:style-name="L14">
        <text:list-item>
          <text:p text:style-name="P45">Fait</text:p>
        </text:list-item>
        <text:list-item>
          <text:p text:style-name="P46">Désenrôlement impossible (limitation non bloquante)</text:p>
        </text:list-item>
      </text:list>
      <text:p text:style-name="P4"/>
      <text:p text:style-name="P4"><text:span text:style-name="T19">S</text:span>cripts de sauvegarde des hôtes PVE :</text:p>
      <text:list text:style-name="L15">
        <text:list-item>
          <text:p text:style-name="P47">En cours </text:p>
        </text:list-item>
      </text:list>
      <text:p text:style-name="P4"/>
      <text:p text:style-name="P35"><text:span text:style-name="T20">⇒ RETARD IMPORTANT : </text:span>Déplo<text:span text:style-name="T20">iement du</text:span> reverse proxy / WAF</text:p>
      <text:p text:style-name="P4"/>
      <text:p text:style-name="P4"/>
      <text:list xml:id="list155533808655783" text:continue-list="list3035102626" text:style-name="L3">
        <text:list-item>
          <text:p text:style-name="P28"><text:bookmark-start text:name="__RefHeading___Toc399_377169772 Copie 1"/>Autres<text:bookmark-end text:name="__RefHeading___Toc399_377169772 Copie 1"/></text:p>
        </text:list-item>
      </text:list>
      <text:p text:style-name="P4"/>
      <text:p text:style-name="P40">Documentation :</text:p>
      <text:list text:style-name="L9">
        <text:list-item>
          <text:p text:style-name="P59">Fait : Fiche de contrôle qualité des produits </text:p>
        </text:list-item>
        <text:list-item>
          <text:p text:style-name="P59">Fait : Check-list synthétique des bonnes pratiques de stockage</text:p>
        </text:list-item>
      </text:list>
      <text:p text:style-name="P3"/>
      <text:p text:style-name="P48">Sécurité :</text:p>
      <text:list xml:id="list1068888590" text:style-name="L16">
        <text:list-item>
          <text:p text:style-name="P61"><text:span text:style-name="T6">Enrôler le numéro de Loïs pour la 2FA du compte </text:span><text:a xlink:type="simple" xlink:href="mailto:svg.wizardsndice@gmail.com" text:style-name="Internet_20_link" text:visited-style-name="Visited_20_Internet_20_Link"><text:span text:style-name="T6">svg.wizardsndice@gmail.com</text:span></text:a></text:p>
        </text:list-item>
        <text:list-item>
          <text:p text:style-name="P62"><text:span text:style-name="T6">C</text:span><text:span text:style-name="T1">onnexion au compte admin commun Guacamole nécessitant TOTP : téléphone d’Hugo enregistré (car respo tech)</text:span></text:p>
        </text:list-item>
      </text:list>
      <text:p text:style-name="P3"/>
      <text:p text:style-name="P3"/>
      <text:p text:style-name="P20"><text:bookmark-start text:name="__RefHeading___Toc395_377169772 Copie 2 Copie 2"/>Prochaine réunion<text:bookmark-end text:name="__RefHeading___Toc395_377169772 Copie 2 Copie 2"/></text:p>
      <text:p text:style-name="P5"/>
      <text:p text:style-name="P21"><text:bookmark-start text:name="__RefHeading___Toc399_377169772 Copie 2 Copie 2"/>Date<text:bookmark-end text:name="__RefHeading___Toc399_377169772 Copie 2 Copie 2"/></text:p>
      <text:p text:style-name="P5"/>
      <text:p text:style-name="P22"><text:span text:style-name="T11">S</text:span><text:span text:style-name="T12">amedi </text:span><text:span text:style-name="T23">08</text:span><text:span text:style-name="T13"> m</text:span><text:span text:style-name="T23">ars</text:span><text:span text:style-name="T12"> </text:span><text:span text:style-name="T14">2025</text:span><text:span text:style-name="T12">, </text:span><text:span text:style-name="T11">de 14h30 à 16h30</text:span></text:p>
      <text:p text:style-name="P5"/>
      <text:p text:style-name="P5"/>
      <text:p text:style-name="P21"><text:bookmark-start text:name="__RefHeading___Toc552_377169772 Copie 1 Copie 2"/>Ordre du jour<text:bookmark-end text:name="__RefHeading___Toc552_377169772 Copie 1 Copie 2"/></text:p>
      <text:p text:style-name="P5"/>
      <text:p text:style-name="P29">Avancement global <text:span text:style-name="T24">du projet</text:span></text:p>
      <text:p text:style-name="P5"/>
      <text:p text:style-name="P5"/>
      <text:p text:style-name="P21"><text:bookmark-start text:name="__RefHeading___Toc552_377169772 Copie 1 Copie 2 Copie 1"/>Devoirs<text:bookmark-end text:name="__RefHeading___Toc552_377169772 Copie 1 Copie 2 Copie 1"/></text:p>
      <text:p text:style-name="P5"/>
      <text:p text:style-name="P37">Loïs :<text:span text:style-name="T4"/></text:p>
      <text:list xml:id="list2103200384" text:style-name="L5">
        <text:list-item>
          <text:p text:style-name="P57"><text:span text:style-name="T25">[Priorité </text:span><text:span text:style-name="T28">très haute</text:span><text:span text:style-name="T25">]</text:span> : <text:span text:style-name="T26">commencer </text:span>à intégrer quelques services au site (pour tester)</text:p>
        </text:list-item>
        <text:list-item>
          <text:p text:style-name="P57"><text:span text:style-name="T29">Commencer à p</text:span>réparer les offres de services du site</text:p>
        </text:list-item>
        <text:list-item>
          <text:p text:style-name="P58"><text:span text:style-name="T29">Commencer à d</text:span>esigner des produits <text:span text:style-name="T30">originaux</text:span></text:p>
        </text:list-item>
      </text:list>
      <text:p text:style-name="P6">Arthur :</text:p>
      <text:list text:style-name="L6">
        <text:list-item>
          <text:p text:style-name="P51">[Priorité <text:span text:style-name="T28">haute</text:span>] : <text:span text:style-name="T28">F</text:span>inir <text:span text:style-name="T28">la </text:span>conf<text:span text:style-name="T28">iguration avancé du</text:span> <text:span text:style-name="T31">pare-feu</text:span></text:p>
        </text:list-item>
        <text:list-item>
          <text:p text:style-name="P53"><text:span text:style-name="T25">[Priorité </text:span><text:span text:style-name="T28">haute</text:span><text:span text:style-name="T25">]</text:span> : <text:span text:style-name="T28">C</text:span><text:span text:style-name="T25">onf</text:span><text:span text:style-name="T28">igurer le</text:span> serveur Web</text:p>
        </text:list-item>
        <text:list-item>
          <text:p text:style-name="P53"><text:span text:style-name="T25">[Priorité </text:span><text:span text:style-name="T28">haute</text:span><text:span text:style-name="T25">]</text:span> : <text:span text:style-name="T28">C</text:span><text:span text:style-name="T25">onf</text:span><text:span text:style-name="T28">igurer le</text:span> serveur BDD</text:p>
        </text:list-item>
        <text:list-item>
          <text:p text:style-name="P54"><text:span text:style-name="T25">[Priorité </text:span><text:span text:style-name="T31">très basse</text:span><text:span text:style-name="T25">] : Créer un template de fichier d'inventaire des stocks</text:span></text:p>
        </text:list-item>
      </text:list>
      <text:p text:style-name="P6">Hugo :</text:p>
      <text:list xml:id="list612692169" text:style-name="L7">
        <text:list-item>
          <text:p text:style-name="P50"><text:span text:style-name="T25">[Priorité </text:span><text:span text:style-name="T28">très haute</text:span><text:span text:style-name="T25">]</text:span> : Déploiement reverse proxy / WAF</text:p>
        </text:list-item>
        <text:list-item>
          <text:p text:style-name="P55"><text:span text:style-name="T25">[Priorité </text:span><text:span text:style-name="T28">haute</text:span><text:span text:style-name="T25">]</text:span> : <text:span text:style-name="T28">C</text:span>ommencer <text:span text:style-name="T28">la </text:span><text:span text:style-name="T25">conf</text:span><text:span text:style-name="T28">iguration avancé </text:span>serveur AD</text:p>
        </text:list-item>
        <text:list-item>
          <text:p text:style-name="P49">Renouveler <text:span text:style-name="T21">mot de passe</text:span> <text:span text:style-name="T28">du compte AD "</text:span>guacadmin<text:span text:style-name="T28">"</text:span></text:p>
        </text:list-item>
        <text:list-item>
          <text:p text:style-name="P52">[Priorité basse] : <text:span text:style-name="T28">F</text:span>inir <text:span text:style-name="T28">la </text:span>conf<text:span text:style-name="T28">iguration avancé de P</text:span>roxmox</text:p>
        </text:list-item>
      </text:list>
      <text:p text:style-name="P6">Axel :</text:p>
      <text:list xml:id="list2516266959" text:style-name="L8">
        <text:list-item>
          <text:p text:style-name="P56"><text:span text:style-name="T25">[Priorité </text:span><text:span text:style-name="T28">très haute</text:span><text:span text:style-name="T25">]</text:span> : Designer <text:span text:style-name="T27">le site </text:span><text:span text:style-name="T28">web</text:span></text:p>
          <text:list>
            <text:list-header>
              <text:p text:style-name="P56">&gt; <text:span text:style-name="T32">Aide : Loïs</text:span></text:p>
            </text:list-header>
          </text:list>
        </text:list-item>
        <text:list-item>
          <text:p text:style-name="P56"><text:span text:style-name="T25">[Priorité </text:span><text:span text:style-name="T28">très haute</text:span><text:span text:style-name="T25">]</text:span> : <text:span text:style-name="T28">C</text:span><text:span text:style-name="T26">ommencer </text:span>à implémenter les fonctionnalité de bases du site</text:p>
        </text:list-item>
        <text:list-item>
          <text:p text:style-name="P56"><text:span text:style-name="T25">[Priorité </text:span><text:span text:style-name="T28">haute</text:span><text:span text:style-name="T25">]</text:span> : Établir les pri<text:span text:style-name="T28">x de ventes des produits</text:span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7f0b1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bb0d6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Avancement global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5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3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3-01T15:49:32.994000000</dc:date>
    <meta:editing-duration>PT3H19M5S</meta:editing-duration>
    <meta:editing-cycles>99</meta:editing-cycles>
    <meta:print-date>2025-01-02T09:51:38.559000000</meta:print-date>
    <meta:printed-by>Fichiers PDF</meta:printed-by>
    <meta:document-statistic meta:table-count="0" meta:image-count="7" meta:object-count="0" meta:page-count="5" meta:paragraph-count="76" meta:word-count="480" meta:character-count="2641" meta:non-whitespace-character-count="2265"/>
  </office:meta>
</office:document-meta>
</file>